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1.55cm" fo:min-width="9.7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5.5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4.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4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55cm" fo:min-width="26.5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5.2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001cm" fo:min-width="4.10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13cm" fo:min-width="4.501cm"/>
    </style:style>
    <style:style style:name="gr1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5cm" fo:min-width="5.1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0.2cm" svg:height="1.8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.6cm" svg:x="14.6cm" svg:y="3.6cm">
          <text:p text:style-name="P1">Upload/Edit handl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.6cm" svg:x="6.6cm" svg:y="3.6cm">
          <text:p text:style-name="P1">Download handl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.6cm" svg:x="0.5cm" svg:y="3.6cm">
          <text:p text:style-name="P1">Search handl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4cm" svg:y1="2.4cm" svg:x2="4.4cm" svg:y2="3.6cm">
          <text:p/>
        </draw:line>
        <draw:line draw:style-name="gr4" draw:text-style-name="P3" draw:layer="layout" svg:x1="10.7cm" svg:y1="2.4cm" svg:x2="9.7cm" svg:y2="3.6cm">
          <text:p/>
        </draw:line>
        <draw:line draw:style-name="gr4" draw:text-style-name="P3" draw:layer="layout" svg:x1="18.6cm" svg:y1="2.4cm" svg:x2="22.4cm" svg:y2="3.6cm">
          <text:p/>
        </draw:line>
        <draw:line draw:style-name="gr5" draw:text-style-name="P3" draw:layer="layout" svg:x1="6.8cm" svg:y1="8cm" svg:x2="3.2cm" svg:y2="5.2cm">
          <text:p/>
        </draw:line>
        <draw:line draw:style-name="gr5" draw:text-style-name="P3" draw:layer="layout" svg:x1="22.2cm" svg:y1="10.6cm" svg:x2="9.6cm" svg:y2="5.2cm">
          <text:p/>
        </draw:line>
        <draw:line draw:style-name="gr5" draw:text-style-name="P3" draw:layer="layout" svg:x1="6.8cm" svg:y1="8cm" svg:x2="9.6cm" svg:y2="5.2cm">
          <text:p/>
        </draw:line>
        <draw:line draw:style-name="gr5" draw:text-style-name="P3" draw:layer="layout" svg:x1="22.2cm" svg:y1="10.6cm" svg:x2="24.6cm" svg:y2="5.2cm">
          <text:p/>
        </draw:line>
        <draw:custom-shape draw:style-name="gr6" draw:text-style-name="P2" draw:layer="layout" svg:width="4.6cm" svg:height="1.4cm" svg:x="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6.6cm" svg:height="1cm" svg:x="7cm" svg:y="15.4cm">
          <draw:text-box>
            <text:p><text:span text:style-name="T1">Functional </text:span><text:span text:style-name="T1">Component</text:span></text:p>
          </draw:text-box>
        </draw:frame>
        <draw:frame draw:style-name="gr7" draw:text-style-name="P4" draw:layer="layout" svg:width="3.4cm" svg:height="1cm" svg:x="7.2cm" svg:y="17.8cm">
          <draw:text-box>
            <text:p><text:span text:style-name="T1">Data Store</text:span></text:p>
          </draw:text-box>
        </draw:frame>
        <draw:line draw:style-name="gr4" draw:text-style-name="P3" draw:layer="layout" svg:x1="14.2cm" svg:y1="15.6cm" svg:x2="18.6cm" svg:y2="15.6cm">
          <text:p/>
        </draw:line>
        <draw:line draw:style-name="gr5" draw:text-style-name="P3" draw:layer="layout" svg:x1="14.4cm" svg:y1="16.8cm" svg:x2="18.8cm" svg:y2="16.8cm">
          <text:p/>
        </draw:line>
        <draw:line draw:style-name="gr8" draw:text-style-name="P1" draw:layer="layout" svg:x1="14.4cm" svg:y1="18.4cm" svg:x2="18.8cm" svg:y2="18.4cm">
          <text:p/>
        </draw:line>
        <draw:frame draw:style-name="gr7" draw:text-style-name="P4" draw:layer="layout" svg:width="5.6cm" svg:height="1cm" svg:x="20.4cm" svg:y="17.8cm">
          <draw:text-box>
            <text:p><text:span text:style-name="T1">X reads and writes Y</text:span></text:p>
          </draw:text-box>
        </draw:frame>
        <draw:frame draw:style-name="gr7" draw:text-style-name="P4" draw:layer="layout" svg:width="4.4cm" svg:height="1cm" svg:x="20.4cm" svg:y="16.2cm">
          <draw:text-box>
            <text:p><text:span text:style-name="T1">X reads Y</text:span></text:p>
          </draw:text-box>
        </draw:frame>
        <draw:frame draw:style-name="gr7" draw:text-style-name="P4" draw:layer="layout" svg:width="6.6cm" svg:height="1cm" svg:x="20.2cm" svg:y="15.2cm">
          <draw:text-box>
            <text:p><text:span text:style-name="T1">Intera</text:span><text:span text:style-name="T1">cts </text:span><text:span text:style-name="T1">With</text:span></text:p>
          </draw:text-box>
        </draw:frame>
        <draw:frame draw:style-name="gr9" draw:text-style-name="P5" draw:layer="layout" svg:width="0.925cm" svg:height="1cm" svg:x="18.8cm" svg:y="16.2cm">
          <draw:text-box>
            <text:p>X</text:p>
          </draw:text-box>
        </draw:frame>
        <draw:frame draw:style-name="gr9" draw:text-style-name="P5" draw:layer="layout" svg:width="0.925cm" svg:height="1cm" svg:x="18.875cm" svg:y="17.8cm">
          <draw:text-box>
            <text:p>X</text:p>
          </draw:text-box>
        </draw:frame>
        <draw:frame draw:style-name="gr9" draw:text-style-name="P5" draw:layer="layout" svg:width="0.926cm" svg:height="1cm" svg:x="13.4cm" svg:y="17.8cm">
          <draw:text-box>
            <text:p>Y</text:p>
          </draw:text-box>
        </draw:frame>
        <draw:frame draw:style-name="gr9" draw:text-style-name="P5" draw:layer="layout" svg:width="0.925cm" svg:height="1cm" svg:x="13.4cm" svg:y="16.2cm">
          <draw:text-box>
            <text:p>Y</text:p>
          </draw:text-box>
        </draw:frame>
        <draw:custom-shape draw:style-name="gr10" draw:text-style-name="P2" draw:layer="layout" svg:width="27cm" svg:height="5.8cm" svg:x="0.6cm" svg:y="14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8cm" svg:height="0.962cm" svg:x="2.4cm" svg:y="14cm">
          <draw:text-box>
            <text:p>Legend</text:p>
          </draw:text-box>
        </draw:frame>
        <draw:custom-shape draw:style-name="gr12" draw:text-style-name="P2" draw:layer="layout" svg:width="5.7cm" svg:height="1.6cm" svg:x="3.8cm" svg:y="8cm">
          <text:p text:style-name="P1">Compose handle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8cm" svg:y1="8cm" svg:x2="17.6cm" svg:y2="5.2cm">
          <text:p/>
        </draw:line>
        <draw:custom-shape draw:style-name="gr2" draw:text-style-name="P2" draw:layer="layout" svg:width="6cm" svg:height="1.6cm" svg:x="21.5cm" svg:y="3.6cm">
          <text:p text:style-name="P1">Document View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5.6cm" svg:y1="2.4cm" svg:x2="17cm" svg:y2="3.6cm">
          <text:p/>
        </draw:line>
        <draw:custom-shape draw:style-name="gr13" draw:text-style-name="P7" draw:layer="layout" svg:width="5.2cm" svg:height="2.6cm" svg:x="19.8cm" svg:y="10.6cm">
          <text:p><text:span text:style-name="T2">Images of Documen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4.601cm" svg:height="2.001cm" svg:x="2.2cm" svg:y="17.199cm">
          <text:p><text:span text:style-name="T2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5cm" svg:height="1.7cm" svg:x="4.2cm" svg:y="11.4cm">
          <text:p text:style-name="P1"><text:span text:style-name="T2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8" draw:layer="layout" svg:width="5.6cm" svg:height="2.4cm" svg:x="3.832cm" svg:y="1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2.2cm" svg:y1="10.6cm" svg:x2="17.6cm" svg:y2="5.2cm">
          <text:p/>
        </draw:line>
        <draw:line draw:style-name="gr5" draw:text-style-name="P3" draw:layer="layout" svg:x1="6.8cm" svg:y1="8cm" svg:x2="22.6cm" svg:y2="5.4cm">
          <text:p/>
        </draw:line>
        <draw:line draw:style-name="gr4" draw:text-style-name="P3" draw:layer="layout" svg:x1="6.7cm" svg:y1="9.6cm" svg:x2="6.7cm" svg:y2="11cm">
          <text:p/>
        </draw:lin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22T09:30:37.559875940</dc:date>
    <meta:editing-duration>PT17M19S</meta:editing-duration>
    <meta:editing-cycles>3</meta:editing-cycles>
    <meta:generator>LibreOffice/5.2.2.2.0$Linux_X86_64 LibreOffice_project/20m0$Build-2</meta:generator>
    <meta:document-statistic meta:object-count="60"/>
  </office:meta>
</office:document-meta>
</file>